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1.162cm" fo:min-width="3.5cm"/>
      <style:paragraph-properties style:writing-mode="lr-tb"/>
    </style:style>
    <style:style style:name="gr3" style:family="graphic" style:parent-style-name="standard">
      <style:graphic-properties draw:fill="solid" draw:fill-color="#5983b0" draw:textarea-horizontal-align="justify" draw:textarea-vertical-align="middle" draw:auto-grow-height="false" fo:min-height="1.162cm" fo:min-width="3.5cm"/>
      <style:paragraph-properties style:writing-mode="lr-tb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1.162cm" fo:min-width="3.5cm"/>
      <style:paragraph-properties style:writing-mode="lr-tb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1.162cm" fo:min-width="3.5cm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162cm" fo:min-width="3.5cm"/>
      <style:paragraph-properties style:writing-mode="lr-tb"/>
    </style:style>
    <style:style style:name="gr7" style:family="graphic" style:parent-style-name="standard">
      <style:graphic-properties draw:fill="solid" draw:fill-color="#ff8000" draw:textarea-horizontal-align="justify" draw:textarea-vertical-align="middle" draw:auto-grow-height="false" fo:min-height="1.162cm" fo:min-width="3.5cm" draw:shadow-offset-x="0.203cm" draw:shadow-offset-y="0.203cm"/>
      <style:paragraph-properties style:writing-mode="lr-tb"/>
    </style:style>
    <style:style style:name="gr8" style:family="graphic" style:parent-style-name="standard">
      <style:graphic-properties draw:fill="solid" draw:fill-color="#ff8000" draw:textarea-horizontal-align="justify" draw:textarea-vertical-align="middle" draw:auto-grow-height="false" fo:min-height="1.162cm" fo:min-width="4.833cm" draw:shadow-offset-x="0.203cm" draw:shadow-offset-y="0.203cm"/>
      <style:paragraph-properties style:writing-mode="lr-tb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1.162cm" fo:min-width="3.5cm"/>
      <style:paragraph-properties style:writing-mode="lr-tb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1.162cm" fo:min-width="3.5cm"/>
      <style:paragraph-properties style:writing-mode="lr-tb"/>
    </style:style>
    <style:style style:name="gr11" style:family="graphic" style:parent-style-name="standard">
      <style:graphic-properties draw:fill="solid" draw:fill-color="#ffffa6" draw:textarea-horizontal-align="justify" draw:textarea-vertical-align="middle" draw:auto-grow-height="false" fo:min-height="1.162cm" fo:min-width="3.5cm"/>
      <style:paragraph-properties style:writing-mode="lr-tb"/>
    </style:style>
    <style:style style:name="gr12" style:family="graphic" style:parent-style-name="standard">
      <style:graphic-properties draw:fill="solid" draw:fill-color="#4e102d" draw:textarea-horizontal-align="justify" draw:textarea-vertical-align="middle" draw:auto-grow-height="false" fo:min-height="1.162cm" fo:min-width="3.5cm"/>
      <style:paragraph-properties style:writing-mode="lr-tb"/>
    </style:style>
    <style:style style:name="gr13" style:family="graphic" style:parent-style-name="standard">
      <style:graphic-properties draw:fill="solid" draw:fill-color="#650953" draw:textarea-horizontal-align="justify" draw:textarea-vertical-align="middle" draw:auto-grow-height="false" fo:min-height="1.162cm" fo:min-width="3.5cm"/>
      <style:paragraph-properties style:writing-mode="lr-tb"/>
    </style:style>
    <style:style style:name="gr14" style:family="graphic" style:parent-style-name="standard">
      <style:graphic-properties draw:fill="solid" draw:fill-color="#8d1d75" draw:textarea-horizontal-align="justify" draw:textarea-vertical-align="middle" draw:auto-grow-height="false" fo:min-height="1.162cm" fo:min-width="3.5cm"/>
      <style:paragraph-properties style:writing-mode="lr-tb"/>
    </style:style>
    <style:style style:name="gr15" style:family="graphic" style:parent-style-name="standard">
      <style:graphic-properties draw:fill="solid" draw:fill-color="#a1467e" draw:textarea-horizontal-align="justify" draw:textarea-vertical-align="middle" draw:auto-grow-height="false" fo:min-height="1.162cm" fo:min-width="3.5cm"/>
      <style:paragraph-properties style:writing-mode="lr-tb"/>
    </style:style>
    <style:style style:name="gr16" style:family="graphic" style:parent-style-name="standard">
      <style:graphic-properties draw:fill="solid" draw:fill-color="#bf819e" draw:textarea-horizontal-align="justify" draw:textarea-vertical-align="middle" draw:auto-grow-height="false" fo:min-height="1.162cm" fo:min-width="3.5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5983b0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81d41a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ff8000"/>
      <style:paragraph-properties fo:text-align="center"/>
    </style:style>
    <style:style style:name="P9" style:family="paragraph">
      <loext:graphic-properties draw:fill="solid" draw:fill-color="#ffbf00"/>
      <style:paragraph-properties fo:text-align="center"/>
    </style:style>
    <style:style style:name="P10" style:family="paragraph">
      <loext:graphic-properties draw:fill="solid" draw:fill-color="#ffff00"/>
      <style:paragraph-properties fo:text-align="center"/>
    </style:style>
    <style:style style:name="P11" style:family="paragraph">
      <loext:graphic-properties draw:fill="solid" draw:fill-color="#ffffa6"/>
      <style:paragraph-properties fo:text-align="center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="solid" draw:fill-color="#4e102d"/>
      <style:paragraph-properties fo:text-align="center"/>
      <style:text-properties fo:color="#ffffff"/>
    </style:style>
    <style:style style:name="P14" style:family="paragraph">
      <loext:graphic-properties draw:fill="solid" draw:fill-color="#650953"/>
      <style:paragraph-properties fo:text-align="center"/>
      <style:text-properties fo:color="#ffffff"/>
    </style:style>
    <style:style style:name="P15" style:family="paragraph">
      <loext:graphic-properties draw:fill="solid" draw:fill-color="#8d1d75"/>
      <style:paragraph-properties fo:text-align="center"/>
      <style:text-properties fo:color="#ffffff"/>
    </style:style>
    <style:style style:name="P16" style:family="paragraph">
      <loext:graphic-properties draw:fill="solid" draw:fill-color="#a1467e"/>
      <style:paragraph-properties fo:text-align="center"/>
      <style:text-properties fo:color="#ffffff"/>
    </style:style>
    <style:style style:name="P17" style:family="paragraph">
      <loext:graphic-properties draw:fill="solid" draw:fill-color="#bf819e"/>
      <style:paragraph-properties fo:text-align="center"/>
      <style:text-properties fo:color="#ffffff"/>
    </style:style>
    <style:style style:name="P18" style:family="paragraph">
      <loext:graphic-properties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398cm" svg:y1="14.732cm" svg:x2="9.37cm" svg:y2="9.966cm">
          <text:p/>
        </draw:line>
        <draw:line draw:style-name="gr1" draw:text-style-name="P1" draw:layer="layout" svg:x1="16.99cm" svg:y1="9.906cm" svg:x2="16.99cm" svg:y2="7.366cm">
          <text:p/>
        </draw:line>
        <draw:line draw:style-name="gr1" draw:text-style-name="P1" draw:layer="layout" svg:x1="11.656cm" svg:y1="9.966cm" svg:x2="11.69cm" svg:y2="7.366cm">
          <text:p/>
        </draw:line>
        <draw:line draw:style-name="gr1" draw:text-style-name="P1" draw:layer="layout" svg:x1="2.512cm" svg:y1="9.966cm" svg:x2="2.49cm" svg:y2="7.366cm">
          <text:p/>
        </draw:line>
        <draw:line draw:style-name="gr1" draw:text-style-name="P1" draw:layer="layout" svg:x1="2.512cm" svg:y1="3.048cm" svg:x2="2.512cm" svg:y2="2.332cm">
          <text:p/>
        </draw:line>
        <draw:line draw:style-name="gr1" draw:text-style-name="P1" draw:layer="layout" svg:x1="7.084cm" svg:y1="3.048cm" svg:x2="7.084cm" svg:y2="2.332cm">
          <text:p/>
        </draw:line>
        <draw:line draw:style-name="gr1" draw:text-style-name="P1" draw:layer="layout" svg:x1="11.595cm" svg:y1="3.028cm" svg:x2="11.595cm" svg:y2="2.312cm">
          <text:p/>
        </draw:line>
        <draw:line draw:style-name="gr1" draw:text-style-name="P1" draw:layer="layout" svg:x1="16.228cm" svg:y1="3.048cm" svg:x2="16.228cm" svg:y2="2.332cm">
          <text:p/>
        </draw:line>
        <draw:line draw:style-name="gr1" draw:text-style-name="P1" draw:layer="layout" svg:x1="20.546cm" svg:y1="3.048cm" svg:x2="20.546cm" svg:y2="2.332cm">
          <text:p/>
        </draw:line>
        <draw:custom-shape draw:style-name="gr2" draw:text-style-name="P3" draw:layer="layout" svg:width="4.318cm" svg:height="1.524cm" svg:x="4.898cm" svg:y="2.794cm">
          <text:p text:style-name="P2">Catalogu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318cm" svg:height="1.524cm" svg:x="0.326cm" svg:y="2.794cm">
          <text:p text:style-name="P2">Pani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18cm" svg:height="1.524cm" svg:x="9.442cm" svg:y="2.794cm">
          <text:p text:style-name="P2">Foru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18cm" svg:height="1.524cm" svg:x="14.014cm" svg:y="2.794cm">
          <text:p text:style-name="P2">i18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12cm" svg:y1="2.332cm" svg:x2="25.546cm" svg:y2="2.286cm">
          <text:p/>
        </draw:line>
        <draw:line draw:style-name="gr1" draw:text-style-name="P1" draw:layer="layout" svg:x1="9.27cm" svg:y1="2.332cm" svg:x2="9.27cm" svg:y2="1.616cm">
          <text:p/>
        </draw:line>
        <draw:custom-shape draw:style-name="gr5" draw:text-style-name="P6" draw:layer="layout" svg:width="4.318cm" svg:height="1.524cm" svg:x="7.184cm" svg:y="0.408cm">
          <text:p text:style-name="P2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13cm" svg:y1="5.049cm" svg:x2="2.513cm" svg:y2="4.333cm">
          <text:p/>
        </draw:line>
        <draw:custom-shape draw:style-name="gr6" draw:text-style-name="P7" draw:layer="layout" svg:width="4.318cm" svg:height="1.524cm" svg:x="0.327cm" svg:y="4.995cm">
          <text:p text:style-name="P2">Command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7.084cm" svg:y1="9.966cm" svg:x2="7.114cm" svg:y2="4.334cm">
          <text:p/>
        </draw:line>
        <draw:custom-shape draw:style-name="gr7" draw:text-style-name="P8" draw:layer="layout" svg:width="4.318cm" svg:height="1.524cm" svg:x="9.524cm" svg:y="7.713cm">
          <text:p text:style-name="P2">Promo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draw:layer="layout" svg:width="4.318cm" svg:height="1.524cm" svg:x="0.48cm" svg:y="7.712cm">
          <text:p text:style-name="P2">Reche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draw:layer="layout" svg:width="4.318cm" svg:height="1.524cm" svg:x="5.025cm" svg:y="7.714cm">
          <text:p text:style-name="P2">Catégori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12cm" svg:y1="7.366cm" svg:x2="16.99cm" svg:y2="7.366cm">
          <text:p/>
        </draw:line>
        <draw:custom-shape draw:style-name="gr8" draw:text-style-name="P8" draw:layer="layout" svg:width="5.759cm" svg:height="1.524cm" svg:x="14.025cm" svg:y="7.714cm">
          <text:p text:style-name="P2">Recommanda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12cm" svg:y1="9.966cm" svg:x2="16.99cm" svg:y2="9.966cm">
          <text:p/>
        </draw:line>
        <draw:custom-shape draw:style-name="gr9" draw:text-style-name="P9" draw:layer="layout" svg:width="4.318cm" svg:height="1.524cm" svg:x="7.084cm" svg:y="10.668cm">
          <text:p text:style-name="P2">Lis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0" draw:layer="layout" svg:width="4.318cm" svg:height="1.524cm" svg:x="7.084cm" svg:y="12.746cm">
          <text:p text:style-name="P2">Produ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5.546cm" svg:y1="11.43cm" svg:x2="25.546cm" svg:y2="2.332cm">
          <text:p/>
        </draw:line>
        <draw:custom-shape draw:style-name="gr4" draw:text-style-name="P5" draw:layer="layout" svg:width="4.318cm" svg:height="1.524cm" svg:x="18.59cm" svg:y="2.794cm">
          <text:p text:style-name="P2">Conta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4.318cm" svg:height="1.524cm" svg:x="2.286cm" svg:y="13.97cm">
          <text:p text:style-name="P2">Partag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1" draw:layer="layout" svg:width="4.318cm" svg:height="1.524cm" svg:x="11.887cm" svg:y="13.971cm">
          <text:p text:style-name="P2">Reput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6.604cm" svg:y1="14.732cm" svg:x2="11.887cm" svg:y2="14.732cm">
          <text:p/>
        </draw:line>
        <draw:custom-shape draw:style-name="gr12" draw:text-style-name="P13" draw:layer="layout" svg:width="4.318cm" svg:height="1.524cm" svg:x="23.306cm" svg:y="2.796cm">
          <text:p text:style-name="P12"><text:span text:style-name="T1">Profil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4" draw:layer="layout" svg:width="4.318cm" svg:height="1.524cm" svg:x="23.214cm" svg:y="4.826cm">
          <text:p text:style-name="P12"><text:span text:style-name="T1">Connection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5" draw:layer="layout" svg:width="4.318cm" svg:height="1.524cm" svg:x="23.215cm" svg:y="6.927cm">
          <text:p text:style-name="P12"><text:span text:style-name="T1">Inscription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6" draw:layer="layout" svg:width="4.318cm" svg:height="1.524cm" svg:x="23.216cm" svg:y="9.028cm">
          <text:p text:style-name="P12"><text:span text:style-name="T1">Paramètre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7" draw:layer="layout" svg:width="4.318cm" svg:height="1.524cm" svg:x="23.217cm" svg:y="11.129cm">
          <text:p text:style-name="P12"><text:span text:style-name="T1">Achat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9:32:47.318444324</meta:creation-date>
    <dc:date>2022-02-04T19:59:11.475779986</dc:date>
    <meta:editing-duration>PT5M51S</meta:editing-duration>
    <meta:editing-cycles>1</meta:editing-cycles>
    <meta:document-statistic meta:object-count="60"/>
    <meta:generator>LibreOffice/6.4.7.2$Linux_X86_64 LibreOffice_project/40$Build-2</meta:generator>
  </office:meta>
</office:document-meta>
</file>